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style:text-properties fo:font-style="normal" style:font-style-asian="normal" style:font-style-complex="normal"/>
    </style:style>
    <style:style style:name="P5" style:family="paragraph" style:parent-style-name="Standard" style:master-page-name="">
      <style:paragraph-properties fo:margin-left="0in" fo:margin-right="0in" fo:line-height="200%" fo:text-indent="0in" style:auto-text-indent="false" style:page-number="auto"/>
      <style:text-properties fo:font-style="normal" style:font-style-asian="normal" style:font-style-complex="normal"/>
    </style:style>
    <style:style style:name="P6" style:family="paragraph" style:parent-style-name="Standard">
      <style:paragraph-properties fo:margin-left="0in" fo:margin-right="0in" fo:line-height="200%" fo:text-indent="0in" style:auto-text-indent="false"/>
      <style:text-properties fo:font-style="normal" style:font-style-asian="normal" style:font-style-complex="normal"/>
    </style:style>
    <style:style style:name="P7" style:family="paragraph" style:parent-style-name="Standard">
      <style:paragraph-properties fo:margin-left="0in" fo:margin-right="0in" fo:line-height="200%" fo:text-align="center" style:justify-single-word="false" fo:text-indent="0in" style:auto-text-indent="false"/>
      <style:text-properties fo:font-style="normal" style:font-style-asian="normal" style:font-style-complex="normal"/>
    </style:style>
    <style:style style:name="P8" style:family="paragraph" style:parent-style-name="Standard">
      <style:paragraph-properties fo:margin-left="0in" fo:margin-right="0in" fo:line-height="200%" fo:text-align="start" style:justify-single-word="false" fo:text-indent="0in" style:auto-text-indent="false"/>
      <style:text-properties fo:font-style="normal" style:font-style-asian="normal" style:font-style-complex="normal"/>
    </style:style>
    <style:style style:name="P9" style:family="paragraph" style:parent-style-name="Standard" style:master-page-name="">
      <style:paragraph-properties fo:margin-left="1in" fo:margin-right="0in" fo:line-height="200%" fo:text-indent="0in" style:auto-text-indent="false" style:page-number="auto"/>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ert Ritchie</text:p>
      <text:p text:style-name="P2">Doctor Stefanie Dunning</text:p>
      <text:p text:style-name="P2">English 144</text:p>
      <text:p text:style-name="P2">4 December 2015</text:p>
      <text:p text:style-name="P3">Strong Female Characters in <text:span text:style-name="T1">Song of Solomon</text:span></text:p>
      <text:p text:style-name="P2"><text:tab/>It is a common occurrence to write female characters as two-dimensional with stereotypical characteristics and to have them serve no purpose in the novel other than furthering plot. There are many authors who try to break this trend, but it is still commonplace. In Toni Morrison's <text:span text:style-name="T1">Song of Solomon</text:span><text:span text:style-name="T2"> almost all of her female characters are strongly written. While almost all of them do help advance Milkman's journey, they are all complex and serve more thematic purposes. All of the major female characters in the novel have a complex character and serve to introduce a theme outside of Milkman's journey. </text:span></text:p>
      <text:p text:style-name="P2"><text:tab/>Ruth's greatest desire is to be important to somebody else. She is so desperate for it that it shapes that way that she lives and her relationships. This loneliness is caused largely by her husband Macon Dead Junior who openly admits to Milkman that when he married Ruth “I can't tell you I was in love with her. People didn't require that as much as they do now” (70). <text:s/>This coupled with with Macon's hatred for Ruth's obsession with her father makes their relationship a nightmare for Ruth. She cannot seek attention from other women in the community because she views herself as better than them and they all view her as the stuck up doctor's daughter. This causes her to seek fulfillment unhealthily from Milkman and her late father. She breastfeeds Milkman well past infancy, earning him his nickname. She doesn't necessarily do it to help Milkman, but rather because she wants to feel like she is needed, and once Milkman stops breastfeeding he is no longer physically dependent on her. Because she cannot receive the attention she desires anywhere, she visits her father's grave regularly to try and comfort herself. As she says to Milkman, she does it because her father is “the only person who ever really <text:soft-page-break/>cared whether I lived or died. Lots of people were <text:span text:style-name="T1">interested</text:span><text:span text:style-name="T2"> whether I lived or died, but he cared” (124), which affirms what it is that she feels she is lacking in her life</text:span></text:p>
      <text:p text:style-name="P2"><text:span text:style-name="T2"><text:tab/>Hagar's experiences demonstrate the pressure put on women by the societal idea that a successful woman is a beautiful one. She is very materialistic and vain. After Milkman breaks off their relationship, she goes on “a desperate shopping spree” (64) as Ahmad puts it. She goes on this shopping spree in the hope that she can win Milkman back, because America's materialistic morals are so deeply ingrained into her that when she is faced with an issue she feels compelled to try and turn to them to solve it. Hagar is so enamored with the idea that Milkman didn't love her only because of physical appearance rather than for other reasons, that she dedicates herself to improving her appearance. After having not spoken for a while due to her despondency, Pilate presents her with a compact mirror in an attempt to get some response out of her, and Hagar responds for the first time with “no wonder he didn't want me. I look terrible” (308). She then proceeds to try and clean herself up once again to present herself to Milkman. Hagar is Morrison's warning of the dangers of becoming a slave to commercialism. </text:span></text:p>
      <text:p text:style-name="P4"><text:tab/>In stark contrast to Hagar's materialistic views, Pilate demonstrates the difficulties of living a life for herself. She rejects almost all of the ideals that Hagar stands for. Ahamad says that “she looks with disdain on Western concepts of success and prosperity, and lives without modern amenities such as electricity, gas and running water” (66), and despite living this way, the complete opposite of the way that caused Hagar's downfall, society still judges her. Pilate stands above all of the other characters in the novel. She acts as a guiding figure for Milkman, senses Ruth's desperation for love and concocts her an aphrodisiac, and saves Reba from her abusive lover. On top of that she is almost other-worldly in her abnormal physical strength and apparent connection to the dead, but she is not accepted by the majority of the society, even her own brother. She lives on the outskirts of town and most of the people in the town view her as some sort of witch because she has no navel. There are rumors floating around <text:soft-page-break/>that she birthed herself and that she has “the power to step out of her skin, set a bush afire from fifty yards, and turn a man into a ripe rutabaga” (Morrison 94). Despite this, Pilate is completely happy living the way that she does. She is willingly unmarried, and “has experienced love of the finest kind, and rejected it deliberately because she had felt that she would not be able to hide her navel-less stomach from a husband forever. She does not, however, allow this loss to hamper her growth—viewing it instead as something that frees rather than victimizes her” (Ahmad 67). This step away from needing male attention in her life, unlike Hagar, is what Morrison is promoting as an ideal lifestyle through Pilate, despite its shortcomings.</text:p>
      <text:p text:style-name="P4"><text:tab/>Because of the elitist values of the Dead family, both of Milkman's sisters are confined to living essentially as no more than decorations for their family. Lena does not play as large a role as Corinthians in the novel, but when Milkman complains about Corinthians' relationship to their father she gives him a piece of her mind:</text:p>
      <text:p text:style-name="P9">Our girlhood was spent like a found nickel on you. When you slept we were quiet; when you were hungry, we cooked; when you wanted to play, we entertained you; and when you got old enough to know the difference between a woman and a two-toned Ford, everything in this house stopped for you. You have yet to wash your underwear, spread a bed, wipe the ring from your tub, or move a fleck of dirt from one place to another. And to this day, you have never asked one of us if we were tired, or sad, or wanted a cup of coffee. You've never picked up anything heavier than your own feet, or solved a problem harder than fourth-grade arithmetic. Where do you get the <text:span text:style-name="T1">right</text:span> to decide our lives? [...] I'll tell you where. From that hog's gut that hangs down between your legs. (215)</text:p>
      <text:p text:style-name="P5">Brenner says that this speech “underscores Morrison's disdain of heroes and hero-worship” (120), but over and above that it shows Lena's deep seated hatred to the position she was forced into as well as Morrison's criticism on society for forcing her into it. Her occupation in life is essentially to clean up <text:soft-page-break/>her household, and it has been her entire life, all because her family's emphasis of the men being the leaders of the house. </text:p>
      <text:p text:style-name="P6"><text:tab/>Corinthians makes more of an effort to better her life than Lena, but ultimately fails to change anything. She attends a prestigious college in order to make herself “a prize for a professional man of color” (Morrison 188) and thereby lead a better life. This backfires on her because the professional men she wants to marry “wanted wives who could manage, who were not so well accustomed to middle-class life that they had no ambition, no hunger, no hustle in them. They wanted their wives to like the climbing, the acquiring, and the work it took to maintain status once it was achieved” (Morrison 188). <text:s/>Eventually she takes up work as a maid for the state poet laureate, a rather degrading position for her education. This highlights the struggle for women, especially black women, in society “They have to constantly diminish and negate their achievements because the dominant culture, and its influence on their own families, does not let them rise above social and cultural stereotypes” (Ahmed 62). However, Ahmed also argues that taking such a position benefits Corinthians in some ways; “The very fact that she chooses a difficult and humbling occupation over the pompousness of her earlier life-style allows her to shed the enormous burden of hypocrisy, and free herself of the shackles of social superiority her parents had wrapped around her” (63). Morrison uses Corinthians to show both the struggles of black women as well as the necessity to stay humble. </text:p>
      <text:p text:style-name="P6"><text:tab/>Morrison successfully writes strong female characters in her story. While they may not all be ideal, such as Hagar and Ruth, they all have realistic personalities and represent real struggles of women in society even though they are all supporting characters. She sets a solid example for more contemporary authors to follow. If more authors follow Morrison's lead then the idea of weak female characters could easily become a non-issue in the future.</text:p>
      <text:p text:style-name="P6"/>
      <text:p text:style-name="P6"/>
      <text:p text:style-name="P7"><text:soft-page-break/>Works Cited</text:p>
      <text:p text:style-name="P8">Ahmad, Soophia. "Women Who Make A Man: Female Protagonists In Toni Morrison's Song Of <text:tab/>Solomon." Atenea 28.2 (2008): 59-73. Academic Search Complete. Web. 30 Nov. 2015.</text:p>
      <text:p text:style-name="P8">Brenner, Gerry. “<text:span text:style-name="T1">Song of Solomon:</text:span> Rejecting Rank's Monomyth and Feminism.” <text:span text:style-name="T1">Critical Essays on <text:tab/>Toni Morrison.</text:span> 1. Nellie Y. McKay. Boston: G.K. Hall &amp; Co., 1988. 114-125. Print.</text:p>
      <text:p text:style-name="P8">Morrison, Toni. <text:span text:style-name="T1">Song of Solomon</text:span>. New York: Vintage International, 2004. 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chie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2-01T18:31:08.55</meta:creation-date>
    <dc:date>2015-12-03T23:59:57.07</dc:date>
    <dc:creator>Robert Ritchie</dc:creator>
    <meta:editing-duration>PT4H36M47S</meta:editing-duration>
    <meta:editing-cycles>10</meta:editing-cycles>
    <meta:generator>OpenOffice/4.1.1$Win32 OpenOffice.org_project/411m6$Build-9775</meta:generator>
    <meta:document-statistic meta:table-count="0" meta:image-count="0" meta:object-count="0" meta:page-count="5" meta:paragraph-count="19" meta:word-count="1525" meta:character-count="8899"/>
  </office:meta>
</office:document-meta>
</file>